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2a3c" officeooo:paragraph-rsid="00192a3c"/>
    </style:style>
    <style:style style:name="P2" style:family="paragraph" style:parent-style-name="Standard">
      <style:paragraph-properties fo:text-align="justify" style:justify-single-word="false"/>
      <style:text-properties officeooo:rsid="00192a3c" officeooo:paragraph-rsid="00192a3c"/>
    </style:style>
    <style:style style:name="P3" style:family="paragraph" style:parent-style-name="Standard">
      <style:paragraph-properties fo:text-align="justify" style:justify-single-word="false"/>
      <style:text-properties officeooo:rsid="001aac78" officeooo:paragraph-rsid="001aac78"/>
    </style:style>
    <style:style style:name="P4" style:family="paragraph" style:parent-style-name="Standard">
      <style:paragraph-properties fo:text-align="justify" style:justify-single-word="false"/>
      <style:text-properties officeooo:rsid="001ca16d" officeooo:paragraph-rsid="001ca16d"/>
    </style:style>
    <style:style style:name="P5" style:family="paragraph" style:parent-style-name="Standard">
      <style:paragraph-properties fo:text-align="justify" style:justify-single-word="false"/>
      <style:text-properties officeooo:rsid="001e7e97" officeooo:paragraph-rsid="001e7e97"/>
    </style:style>
    <style:style style:name="P6" style:family="paragraph" style:parent-style-name="Standard">
      <style:paragraph-properties fo:text-align="justify" style:justify-single-word="false"/>
      <style:text-properties officeooo:rsid="00200df9" officeooo:paragraph-rsid="00200df9"/>
    </style:style>
    <style:style style:name="P7" style:family="paragraph" style:parent-style-name="Standard">
      <style:paragraph-properties fo:text-align="justify" style:justify-single-word="false"/>
      <style:text-properties fo:color="#c9211e" loext:opacity="100%" officeooo:rsid="00200df9" officeooo:paragraph-rsid="00200df9"/>
    </style:style>
    <style:style style:name="P8" style:family="paragraph" style:parent-style-name="Standard">
      <style:paragraph-properties fo:text-align="justify" style:justify-single-word="false"/>
      <style:text-properties officeooo:rsid="00203fb8" officeooo:paragraph-rsid="00203fb8"/>
    </style:style>
    <style:style style:name="P9" style:family="paragraph" style:parent-style-name="Standard">
      <style:paragraph-properties fo:text-align="justify" style:justify-single-word="false"/>
      <style:text-properties officeooo:rsid="002051f1" officeooo:paragraph-rsid="002051f1"/>
    </style:style>
    <style:style style:name="P10" style:family="paragraph" style:parent-style-name="Standard">
      <style:paragraph-properties fo:text-align="justify" style:justify-single-word="false"/>
      <style:text-properties officeooo:rsid="00219a5b" officeooo:paragraph-rsid="00219a5b"/>
    </style:style>
    <style:style style:name="P11" style:family="paragraph" style:parent-style-name="Standard">
      <style:paragraph-properties fo:text-align="justify" style:justify-single-word="false"/>
      <style:text-properties officeooo:rsid="00237190" officeooo:paragraph-rsid="00237190"/>
    </style:style>
    <style:style style:name="T1" style:family="text">
      <style:text-properties officeooo:rsid="001e7e97"/>
    </style:style>
    <style:style style:name="T2" style:family="text">
      <style:text-properties officeooo:rsid="002051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5</text:p>
      <text:p text:style-name="P1"/>
      <text:p text:style-name="P1"/>
      <text:p text:style-name="P2">Exercice 5.1 :</text:p>
      <text:p text:style-name="P2"/>
      <text:p text:style-name="P2">Variables N en Entier</text:p>
      <text:p text:style-name="P2">Début</text:p>
      <text:p text:style-name="P3">N ← 0</text:p>
      <text:p text:style-name="P3">Ecrire “Saisissez un nombre entre 1 et 3“</text:p>
      <text:p text:style-name="P3">TantQue N &lt;1 et N &gt;3</text:p>
      <text:p text:style-name="P3">Lire N</text:p>
      <text:p text:style-name="P3">Si N&lt;1 et N &gt;3 Alors</text:p>
      <text:p text:style-name="P3">Ecrire “Saisie erronée, recommencez“</text:p>
      <text:p text:style-name="P3">Finsi</text:p>
      <text:p text:style-name="P3">FinTantQue</text:p>
      <text:p text:style-name="P3">Fin</text:p>
      <text:p text:style-name="P3"/>
      <text:p text:style-name="P3"/>
      <text:p text:style-name="P4">Exercice 5.2 :</text:p>
      <text:p text:style-name="P4"/>
      <text:p text:style-name="P4">Variables N en Entier</text:p>
      <text:p text:style-name="P4">Début</text:p>
      <text:p text:style-name="P4">N ← 0</text:p>
      <text:p text:style-name="P4">Ecrire “Saisissez un nombre compris entre 10 et 20“</text:p>
      <text:p text:style-name="P4">TantQue N&lt;<text:span text:style-name="T1">10 et N&gt;20</text:span></text:p>
      <text:p text:style-name="P5">Lire N</text:p>
      <text:p text:style-name="P5">Si N&lt;10 Alors</text:p>
      <text:p text:style-name="P5">Ecrire “Plus grand !“</text:p>
      <text:p text:style-name="P5">Si N&gt;20 Alors</text:p>
      <text:p text:style-name="P5">Ecrire “Plus petit !“</text:p>
      <text:p text:style-name="P5">Finsi</text:p>
      <text:p text:style-name="P5">FinTantQue</text:p>
      <text:p text:style-name="P5">Fin</text:p>
      <text:p text:style-name="P5"/>
      <text:p text:style-name="P5"/>
      <text:p text:style-name="P5">Exercice 5.3 :</text:p>
      <text:p text:style-name="P5"/>
      <text:p text:style-name="P5">Variables N en Entier</text:p>
      <text:p text:style-name="P5">Début</text:p>
      <text:p text:style-name="P5">Ecrire “Ecrivez un nombre“</text:p>
      <text:p text:style-name="P5">Lire N</text:p>
      <text:p text:style-name="P5">Avance ← N+10</text:p>
      <text:p text:style-name="P5">Ecrire “Les 10 nombres suivants sont :“</text:p>
      <text:p text:style-name="P5">TantQue N&lt;Avance</text:p>
      <text:p text:style-name="P7">N ← N+1</text:p>
      <text:p text:style-name="P6">Ecrire N</text:p>
      <text:p text:style-name="P6">FinTantQue</text:p>
      <text:p text:style-name="P6">Fin</text:p>
      <text:p text:style-name="P6"/>
      <text:p text:style-name="P6"/>
      <text:p text:style-name="P6"/>
      <text:p text:style-name="P6"/>
      <text:p text:style-name="P8"><text:soft-page-break/>Exercice 5.4 : <text:span text:style-name="T2">(à refaire)</text:span></text:p>
      <text:p text:style-name="P8"/>
      <text:p text:style-name="P9">Variables N , i en Entier</text:p>
      <text:p text:style-name="P9">Début</text:p>
      <text:p text:style-name="P9">Ecrire “Entrez un nombre :“</text:p>
      <text:p text:style-name="P9">Lire N</text:p>
      <text:p text:style-name="P9">Ecrire “La table de multiplication de ce nombre est :“</text:p>
      <text:p text:style-name="P9">Pour i ← 1 à 10</text:p>
      <text:p text:style-name="P9">Ecrire N, “x“, i, “=“, N*i</text:p>
      <text:p text:style-name="P9">i Suivant</text:p>
      <text:p text:style-name="P9">Fin</text:p>
      <text:p text:style-name="P9"/>
      <text:p text:style-name="P9"/>
      <text:p text:style-name="P10">Exercice 5.5 :</text:p>
      <text:p text:style-name="P10"/>
      <text:p text:style-name="P11">Variables N, i en Entier</text:p>
      <text:p text:style-name="P11">Début</text:p>
      <text:p text:style-name="P11">Ecrire “Entrez un nombre :“</text:p>
      <text:p text:style-name="P11">Lire N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0:44:52.558006776</meta:creation-date>
    <meta:generator>LibreOffice/7.3.7.2$Linux_X86_64 LibreOffice_project/30$Build-2</meta:generator>
    <dc:date>2024-03-18T11:50:07.547478440</dc:date>
    <meta:editing-duration>PT53M21S</meta:editing-duration>
    <meta:editing-cycles>7</meta:editing-cycles>
    <meta:document-statistic meta:table-count="0" meta:image-count="0" meta:object-count="0" meta:page-count="2" meta:paragraph-count="54" meta:word-count="178" meta:character-count="844" meta:non-whitespace-character-count="720"/>
  </office:meta>
</office:document-meta>
</file>